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fault Dataset" table:style-name="ta1">
        <table:shapes>
          <draw:frame draw:z-index="0" draw:style-name="gr1" draw:text-style-name="P1" svg:width="212.68mm" svg:height="106.26mm" svg:x="152.28mm" svg:y="68.73mm">
            <draw:object draw:notify-on-update-of-ranges="'Default Dataset'.G16:'Default Dataset'.G23 'Default Dataset'.H16:'Default Dataset'.H23 'Default Dataset'.I16:'Default Dataset'.I23 'Default Dataset'.J16:'Default Dataset'.J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LPX</text:p>
          </table:table-cell>
          <table:table-cell office:value-type="string" calcext:value-type="string">
            <text:p>LPX-Mv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000" calcext:value-type="float">
            <text:p>9000</text:p>
          </table:table-cell>
          <table:table-cell table:formula="of:=EXP(-[.F2]*0.0001)" office:value-type="float" office:value="0.406569659740599" calcext:value-type="float">
            <text:p>0.4065696597</text:p>
          </table:table-cell>
          <table:table-cell table:formula="of:=[.G2]" office:value-type="float" office:value="0.406569659740599" calcext:value-type="float">
            <text:p>0.4065696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N</text:p>
          </table:table-cell>
          <table:table-cell office:value-type="float" office:value="23.65754" calcext:value-type="float">
            <text:p>23.65754</text:p>
          </table:table-cell>
          <table:table-cell office:value-type="float" office:value="26.324" calcext:value-type="float">
            <text:p>26.324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  <table:table-cell table:formula="of:=[.F2]+[.C3]*([.C3]-[.D3]+4)" office:value-type="float" office:value="9739.204244" calcext:value-type="float">
            <text:p>9739.204244</text:p>
          </table:table-cell>
          <table:table-cell table:formula="of:=EXP(-[.F3]*0.0001)" office:value-type="float" office:value="0.377599781109418" calcext:value-type="float">
            <text:p>0.3775997811</text:p>
          </table:table-cell>
          <table:table-cell table:formula="of:=([.B3]/100)+([.H2]-([.B3]/100))*EXP(-2.4)" office:value-type="float" office:value="0.251996931314616" calcext:value-type="float">
            <text:p>0.2519969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JUN</text:p>
          </table:table-cell>
          <table:table-cell office:value-type="float" office:value="45.654643" calcext:value-type="float">
            <text:p>45.654643</text:p>
          </table:table-cell>
          <table:table-cell office:value-type="float" office:value="23.46" calcext:value-type="float">
            <text:p>23.46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table:formula="of:=[.F3]+[.C4]*([.C4]-[.D4]+4)" office:value-type="float" office:value="10164.768644" calcext:value-type="float">
            <text:p>10164.768644</text:p>
          </table:table-cell>
          <table:table-cell table:formula="of:=EXP(-[.F4]*0.0001)" office:value-type="float" office:value="0.361867605614032" calcext:value-type="float">
            <text:p>0.3618676056</text:p>
          </table:table-cell>
          <table:table-cell table:formula="of:=([.B4]/100)+([.H3]-([.B4]/100))*EXP(-2.4)" office:value-type="float" office:value="0.437990118132887" calcext:value-type="float">
            <text:p>0.4379901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JUN</text:p>
          </table:table-cell>
          <table:table-cell office:value-type="float" office:value="65.2380952380952" calcext:value-type="float">
            <text:p>65.2380952381</text:p>
          </table:table-cell>
          <table:table-cell office:value-type="float" office:value="21.0618479880775" calcext:value-type="float">
            <text:p>21.0618479881</text:p>
          </table:table-cell>
          <table:table-cell office:value-type="float" office:value="11.03224" calcext:value-type="float">
            <text:p>11.03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EXP(-[.F5]*0.0001)" office:value-type="float" office:value="1" calcext:value-type="float">
            <text:p>1</text:p>
          </table:table-cell>
          <table:table-cell table:formula="of:=([.B5]/100)+([.H4]-([.B5]/100))*EXP(-2.4)" office:value-type="float" office:value="0.632931854693958" calcext:value-type="float">
            <text:p>0.6329318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JUN</text:p>
          </table:table-cell>
          <table:table-cell office:value-type="float" office:value="69.5238095238095" calcext:value-type="float">
            <text:p>69.5238095238</text:p>
          </table:table-cell>
          <table:table-cell office:value-type="float" office:value="20.9606308991555" calcext:value-type="float">
            <text:p>20.9606308992</text:p>
          </table:table-cell>
          <table:table-cell office:value-type="float" office:value="11.1643070044709" calcext:value-type="float">
            <text:p>11.164307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EXP(-[.F6]*0.0001)" office:value-type="float" office:value="1" calcext:value-type="float">
            <text:p>1</text:p>
          </table:table-cell>
          <table:table-cell table:formula="of:=([.B6]/100)+([.H5]-([.B6]/100))*EXP(-2.4)" office:value-type="float" office:value="0.689585800618773" calcext:value-type="float">
            <text:p>0.6895858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N</text:p>
          </table:table-cell>
          <table:table-cell office:value-type="float" office:value="55.2380952380952" calcext:value-type="float">
            <text:p>55.2380952381</text:p>
          </table:table-cell>
          <table:table-cell office:value-type="float" office:value="20.8774217585693" calcext:value-type="float">
            <text:p>20.8774217586</text:p>
          </table:table-cell>
          <table:table-cell office:value-type="float" office:value="10.8587928464978" calcext:value-type="float">
            <text:p>10.8587928465</text:p>
          </table:table-cell>
          <table:table-cell office:value-type="float" office:value="0" calcext:value-type="float">
            <text:p>0</text:p>
          </table:table-cell>
          <table:table-cell table:formula="of:=[.F6]+[.C7]*([.C7]-[.D7]+4)" office:value-type="float" office:value="292.672828274191" calcext:value-type="float">
            <text:p>292.6728282742</text:p>
          </table:table-cell>
          <table:table-cell table:formula="of:=EXP(-[.F7]*0.0001)" office:value-type="float" office:value="0.971156856223339" calcext:value-type="float">
            <text:p>0.9711568562</text:p>
          </table:table-cell>
          <table:table-cell table:formula="of:=([.B7]/100)+([.H6]-([.B7]/100))*EXP(-2.4)" office:value-type="float" office:value="0.564827895394472" calcext:value-type="float">
            <text:p>0.564827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</text:p>
          </table:table-cell>
          <table:table-cell office:value-type="float" office:value="43.3333333333333" calcext:value-type="float">
            <text:p>43.3333333333</text:p>
          </table:table-cell>
          <table:table-cell office:value-type="float" office:value="22.6633134624938" calcext:value-type="float">
            <text:p>22.6633134625</text:p>
          </table:table-cell>
          <table:table-cell office:value-type="float" office:value="3.76366120218578" calcext:value-type="float">
            <text:p>3.7636612022</text:p>
          </table:table-cell>
          <table:table-cell office:value-type="float" office:value="0" calcext:value-type="float">
            <text:p>0</text:p>
          </table:table-cell>
          <table:table-cell table:formula="of:=[.F7]+[.C8]*([.C8]-[.D8]+4)" office:value-type="float" office:value="811.654825631655" calcext:value-type="float">
            <text:p>811.6548256317</text:p>
          </table:table-cell>
          <table:table-cell table:formula="of:=EXP(-[.F8]*0.0001)" office:value-type="float" office:value="0.922041097095013" calcext:value-type="float">
            <text:p>0.9220410971</text:p>
          </table:table-cell>
          <table:table-cell table:formula="of:=([.B8]/100)+([.H7]-([.B8]/100))*EXP(-2.4)" office:value-type="float" office:value="0.445262250872207" calcext:value-type="float">
            <text:p>0.4452622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</text:p>
          </table:table-cell>
          <table:table-cell office:value-type="float" office:value="25.7142857142857" calcext:value-type="float">
            <text:p>25.7142857143</text:p>
          </table:table-cell>
          <table:table-cell office:value-type="float" office:value="25.2204421261798" calcext:value-type="float">
            <text:p>25.2204421262</text:p>
          </table:table-cell>
          <table:table-cell office:value-type="float" office:value="5.55824639841032" calcext:value-type="float">
            <text:p>5.5582463984</text:p>
          </table:table-cell>
          <table:table-cell office:value-type="float" office:value="0" calcext:value-type="float">
            <text:p>0</text:p>
          </table:table-cell>
          <table:table-cell table:formula="of:=[.F8]+[.C9]*([.C9]-[.D9]+4)" office:value-type="float" office:value="1408.4258635622" calcext:value-type="float">
            <text:p>1408.4258635622</text:p>
          </table:table-cell>
          <table:table-cell table:formula="of:=EXP(-[.F9]*0.0001)" office:value-type="float" office:value="0.868626034525543" calcext:value-type="float">
            <text:p>0.8686260345</text:p>
          </table:table-cell>
          <table:table-cell table:formula="of:=([.B9]/100)+([.H8]-([.B9]/100))*EXP(-2.4)" office:value-type="float" office:value="0.274208663516028" calcext:value-type="float">
            <text:p>0.2742086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JUN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7.0162692498758" calcext:value-type="float">
            <text:p>27.0162692499</text:p>
          </table:table-cell>
          <table:table-cell office:value-type="float" office:value="6.22143566815696" calcext:value-type="float">
            <text:p>6.2214356682</text:p>
          </table:table-cell>
          <table:table-cell office:value-type="float" office:value="0" calcext:value-type="float">
            <text:p>0</text:p>
          </table:table-cell>
          <table:table-cell table:formula="of:=[.F9]+[.C10]*([.C10]-[.D10]+4)" office:value-type="float" office:value="2078.28976361178" calcext:value-type="float">
            <text:p>2078.2897636118</text:p>
          </table:table-cell>
          <table:table-cell table:formula="of:=EXP(-[.F10]*0.0001)" office:value-type="float" office:value="0.812345955193667" calcext:value-type="float">
            <text:p>0.8123459552</text:p>
          </table:table-cell>
          <table:table-cell table:formula="of:=([.B10]/100)+([.H9]-([.B10]/100))*EXP(-2.4)" office:value-type="float" office:value="0.327969664298595" calcext:value-type="float">
            <text:p>0.3279696643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table:formula="of:=[.A3]" office:value-type="string" office:string-value="17-JUN" calcext:value-type="string">
            <text:p>17-JUN</text:p>
          </table:table-cell>
          <table:table-cell table:formula="of:=[.B3]" office:value-type="float" office:value="23.65754" calcext:value-type="float">
            <text:p>23.65754</text:p>
          </table:table-cell>
          <table:table-cell table:formula="of:=[.G2]*100" office:value-type="float" office:value="40.6569659740599" calcext:value-type="float">
            <text:p>40.6569659741</text:p>
          </table:table-cell>
          <table:table-cell table:formula="of:=[.H2]*100" office:value-type="float" office:value="40.6569659740599" calcext:value-type="float">
            <text:p>40.6569659741</text:p>
          </table:table-cell>
        </table:table-row>
        <table:table-row table:style-name="ro1">
          <table:table-cell/>
          <table:table-cell office:value-type="float" office:value="19.4622950819672" calcext:value-type="float">
            <text:p>19.462295082</text:p>
          </table:table-cell>
          <table:table-cell table:number-columns-repeated="4"/>
          <table:table-cell table:formula="of:=[.A4]" office:value-type="string" office:string-value="18-JUN" calcext:value-type="string">
            <text:p>18-JUN</text:p>
          </table:table-cell>
          <table:table-cell table:formula="of:=[.B4]" office:value-type="float" office:value="45.654643" calcext:value-type="float">
            <text:p>45.654643</text:p>
          </table:table-cell>
          <table:table-cell table:formula="of:=[.G3]*100" office:value-type="float" office:value="37.7599781109418" calcext:value-type="float">
            <text:p>37.7599781109</text:p>
          </table:table-cell>
          <table:table-cell table:formula="of:=[.H3]*100" office:value-type="float" office:value="25.1996931314616" calcext:value-type="float">
            <text:p>25.1996931315</text:p>
          </table:table-cell>
        </table:table-row>
        <table:table-row table:style-name="ro1">
          <table:table-cell/>
          <table:table-cell office:value-type="float" office:value="19.9803278688525" calcext:value-type="float">
            <text:p>19.9803278689</text:p>
          </table:table-cell>
          <table:table-cell table:number-columns-repeated="4"/>
          <table:table-cell table:formula="of:=[.A5]" office:value-type="string" office:string-value="19-JUN" calcext:value-type="string">
            <text:p>19-JUN</text:p>
          </table:table-cell>
          <table:table-cell table:formula="of:=[.B5]" office:value-type="float" office:value="65.2380952380952" calcext:value-type="float">
            <text:p>65.2380952381</text:p>
          </table:table-cell>
          <table:table-cell table:formula="of:=[.G4]*100" office:value-type="float" office:value="36.1867605614032" calcext:value-type="float">
            <text:p>36.1867605614</text:p>
          </table:table-cell>
          <table:table-cell table:formula="of:=[.H4]*100" office:value-type="float" office:value="43.7990118132887" calcext:value-type="float">
            <text:p>43.7990118133</text:p>
          </table:table-cell>
        </table:table-row>
        <table:table-row table:style-name="ro1">
          <table:table-cell/>
          <table:table-cell office:value-type="float" office:value="20.5311475409836" calcext:value-type="float">
            <text:p>20.531147541</text:p>
          </table:table-cell>
          <table:table-cell table:number-columns-repeated="4"/>
          <table:table-cell table:formula="of:=[.A6]" office:value-type="string" office:string-value="20-JUN" calcext:value-type="string">
            <text:p>20-JUN</text:p>
          </table:table-cell>
          <table:table-cell table:formula="of:=[.B6]" office:value-type="float" office:value="69.5238095238095" calcext:value-type="float">
            <text:p>69.5238095238</text:p>
          </table:table-cell>
          <table:table-cell table:formula="of:=[.G5]*100" office:value-type="float" office:value="100" calcext:value-type="float">
            <text:p>100</text:p>
          </table:table-cell>
          <table:table-cell table:formula="of:=[.H5]*100" office:value-type="float" office:value="63.2931854693958" calcext:value-type="float">
            <text:p>63.2931854694</text:p>
          </table:table-cell>
        </table:table-row>
        <table:table-row table:style-name="ro1">
          <table:table-cell/>
          <table:table-cell office:value-type="float" office:value="21.2065573770492" calcext:value-type="float">
            <text:p>21.206557377</text:p>
          </table:table-cell>
          <table:table-cell table:number-columns-repeated="4"/>
          <table:table-cell table:formula="of:=[.A7]" office:value-type="string" office:string-value="21-JUN" calcext:value-type="string">
            <text:p>21-JUN</text:p>
          </table:table-cell>
          <table:table-cell table:formula="of:=[.B7]" office:value-type="float" office:value="55.2380952380952" calcext:value-type="float">
            <text:p>55.2380952381</text:p>
          </table:table-cell>
          <table:table-cell table:formula="of:=[.G6]*100" office:value-type="float" office:value="100" calcext:value-type="float">
            <text:p>100</text:p>
          </table:table-cell>
          <table:table-cell table:formula="of:=[.H6]*100" office:value-type="float" office:value="68.9585800618773" calcext:value-type="float">
            <text:p>68.9585800619</text:p>
          </table:table-cell>
        </table:table-row>
        <table:table-row table:style-name="ro1">
          <table:table-cell/>
          <table:table-cell office:value-type="float" office:value="21.4098360655738" calcext:value-type="float">
            <text:p>21.4098360656</text:p>
          </table:table-cell>
          <table:table-cell table:number-columns-repeated="4"/>
          <table:table-cell table:formula="of:=[.A8]" office:value-type="string" office:string-value="22-JUN" calcext:value-type="string">
            <text:p>22-JUN</text:p>
          </table:table-cell>
          <table:table-cell table:formula="of:=[.B8]" office:value-type="float" office:value="43.3333333333333" calcext:value-type="float">
            <text:p>43.3333333333</text:p>
          </table:table-cell>
          <table:table-cell table:formula="of:=[.G7]*100" office:value-type="float" office:value="97.1156856223339" calcext:value-type="float">
            <text:p>97.1156856223</text:p>
          </table:table-cell>
          <table:table-cell table:formula="of:=[.H7]*100" office:value-type="float" office:value="56.4827895394472" calcext:value-type="float">
            <text:p>56.4827895394</text:p>
          </table:table-cell>
        </table:table-row>
        <table:table-row table:style-name="ro1">
          <table:table-cell/>
          <table:table-cell office:value-type="float" office:value="22.1311475409836" calcext:value-type="float">
            <text:p>22.131147541</text:p>
          </table:table-cell>
          <table:table-cell table:number-columns-repeated="4"/>
          <table:table-cell table:formula="of:=[.A9]" office:value-type="string" office:string-value="23-JUN" calcext:value-type="string">
            <text:p>23-JUN</text:p>
          </table:table-cell>
          <table:table-cell table:formula="of:=[.B9]" office:value-type="float" office:value="25.7142857142857" calcext:value-type="float">
            <text:p>25.7142857143</text:p>
          </table:table-cell>
          <table:table-cell table:formula="of:=[.G8]*100" office:value-type="float" office:value="92.2041097095013" calcext:value-type="float">
            <text:p>92.2041097095</text:p>
          </table:table-cell>
          <table:table-cell table:formula="of:=[.H8]*100" office:value-type="float" office:value="44.5262250872207" calcext:value-type="float">
            <text:p>44.5262250872</text:p>
          </table:table-cell>
        </table:table-row>
        <table:table-row table:style-name="ro1">
          <table:table-cell/>
          <table:table-cell office:value-type="float" office:value="22.5508196721311" calcext:value-type="float">
            <text:p>22.5508196721</text:p>
          </table:table-cell>
          <table:table-cell table:number-columns-repeated="4"/>
          <table:table-cell table:formula="of:=[.A10]" office:value-type="string" office:string-value="24-JUN" calcext:value-type="string">
            <text:p>24-JUN</text:p>
          </table:table-cell>
          <table:table-cell table:formula="of:=[.B10]" office:value-type="float" office:value="33.3333333333333" calcext:value-type="float">
            <text:p>33.3333333333</text:p>
          </table:table-cell>
          <table:table-cell table:formula="of:=[.G9]*100" office:value-type="float" office:value="86.8626034525543" calcext:value-type="float">
            <text:p>86.8626034526</text:p>
          </table:table-cell>
          <table:table-cell table:formula="of:=[.H9]*100" office:value-type="float" office:value="27.4208663516028" calcext:value-type="float">
            <text:p>27.4208663516</text:p>
          </table:table-cell>
        </table:table-row>
        <table:table-row table:style-name="ro1">
          <table:table-cell/>
          <table:table-cell office:value-type="float" office:value="23.1803278688525" calcext:value-type="float">
            <text:p>23.18032786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.5475409836066" calcext:value-type="float">
            <text:p>23.5475409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1770491803279" calcext:value-type="float">
            <text:p>24.1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583606557377" calcext:value-type="float">
            <text:p>24.58360655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21:47:38.875684409</dc:date>
    <dc:creator>Douglas Kelley</dc:creator>
    <meta:editing-duration>PT17M23S</meta:editing-duration>
    <meta:editing-cycles>4</meta:editing-cycles>
    <meta:generator>LibreOffice/4.4.6.3$Linux_X86_64 LibreOffice_project/40m0$Build-3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1cm"/>
      <style:text-properties fo:font-family="Rokkitt" style:font-style-name="Regular"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02" chart:origin="0" chart:reverse-direction="false" text:line-break="false" chart:link-data-style-to-source="true" chart:axis-position="1"/>
      <style:graphic-properties svg:stroke-width="0.1cm"/>
      <style:text-properties fo:font-family="Rokkitt" style:font-style-name="Regular" fo:font-size="16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97bab" draw:fill-color="#397bab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f8a05" draw:fill-color="#cf8a05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f8a05" draw:fill-color="#cf8a0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ffffff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69cm" svg:height="10.627cm" xlink:href=".." xlink:type="simple" chart:class="chart:line" chart:style-name="ch1">
        <chart:legend svg:x="1.1cm" svg:y="0.333cm" style:legend-expansion="custom" chartooo:width="7.566cm" chartooo:height="2.709cm" style:legend-expansion-aspect-ratio="2.79291251384275" chart:style-name="ch2"/>
        <chart:plot-area chart:style-name="ch3" table:cell-range-address="'Default Dataset'.G16:'Default Dataset'.J23" chart:data-source-has-labels="both" svg:x="0.425cm" svg:y="0.212cm" svg:width="20.419cm" svg:height="10.203cm">
          <chartooo:coordinate-region svg:x="1.205cm" svg:y="0.286cm" svg:width="18.804cm" svg:height="9.376cm"/>
          <chart:axis chart:dimension="x" chart:name="primary-x" chart:style-name="ch4" chartooo:axis-type="auto">
            <chartooo:date-scale/>
            <chart:categories table:cell-range-address="'Default Dataset'.G16:'Default Dataset'.G23"/>
          </chart:axis>
          <chart:axis chart:dimension="y" chart:name="primary-y" chart:style-name="ch5"/>
          <chart:series chart:style-name="ch6" chart:values-cell-range-address="'Default Dataset'.H16:'Default Dataset'.H23" loext:label-string="&quot;Relative Humidity&quot;" chart:class="chart:line">
            <chart:data-point chart:repeated="8"/>
          </chart:series>
          <chart:series chart:style-name="ch7" chart:values-cell-range-address="'Default Dataset'.I16:'Default Dataset'.I23" loext:label-string="&quot;LPX (Original)&quot;" chart:class="chart:line">
            <chart:data-point chart:repeated="8"/>
          </chart:series>
          <chart:series chart:style-name="ch8" chart:values-cell-range-address="'Default Dataset'.J16:'Default Dataset'.J23" loext:label-string="&quot;LPX-Mv1 (modified)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Humidity</text:p>
              </table:table-cell>
              <table:table-cell office:value-type="string">
                <text:p>LPX (Original)</text:p>
              </table:table-cell>
              <table:table-cell office:value-type="string">
                <text:p>LPX-Mv1 (modified)</text:p>
              </table:table-cell>
            </table:table-row>
          </table:table-header-rows>
          <table:table-rows>
            <table:table-row>
              <table:table-cell office:value-type="string">
                <text:p>17-JUN</text:p>
                <draw:g>
                  <svg:desc>'Default Dataset'.G16:'Default Dataset'.G23</svg:desc>
                </draw:g>
              </table:table-cell>
              <table:table-cell office:value-type="float" office:value="23.65754">
                <text:p>23.65754</text:p>
                <draw:g>
                  <svg:desc>'Default Dataset'.H16:'Default Dataset'.H23</svg:desc>
                </draw:g>
              </table:table-cell>
              <table:table-cell office:value-type="float" office:value="40.6569659740599">
                <text:p>40.6569659740599</text:p>
                <draw:g>
                  <svg:desc>'Default Dataset'.I16:'Default Dataset'.I23</svg:desc>
                </draw:g>
              </table:table-cell>
              <table:table-cell office:value-type="float" office:value="40.6569659740599">
                <text:p>40.6569659740599</text:p>
                <draw:g>
                  <svg:desc>'Default Dataset'.J16:'Default Dataset'.J23</svg:desc>
                </draw:g>
              </table:table-cell>
            </table:table-row>
            <table:table-row>
              <table:table-cell office:value-type="string">
                <text:p>18-JUN</text:p>
              </table:table-cell>
              <table:table-cell office:value-type="float" office:value="45.654643">
                <text:p>45.654643</text:p>
              </table:table-cell>
              <table:table-cell office:value-type="float" office:value="37.7599781109418">
                <text:p>37.7599781109418</text:p>
              </table:table-cell>
              <table:table-cell office:value-type="float" office:value="25.1996931314616">
                <text:p>25.1996931314616</text:p>
              </table:table-cell>
            </table:table-row>
            <table:table-row>
              <table:table-cell office:value-type="string">
                <text:p>19-JUN</text:p>
              </table:table-cell>
              <table:table-cell office:value-type="float" office:value="65.2380952380952">
                <text:p>65.2380952380952</text:p>
              </table:table-cell>
              <table:table-cell office:value-type="float" office:value="36.1867605614032">
                <text:p>36.1867605614032</text:p>
              </table:table-cell>
              <table:table-cell office:value-type="float" office:value="43.7990118132887">
                <text:p>43.7990118132887</text:p>
              </table:table-cell>
            </table:table-row>
            <table:table-row>
              <table:table-cell office:value-type="string">
                <text:p>20-JUN</text:p>
              </table:table-cell>
              <table:table-cell office:value-type="float" office:value="69.5238095238095">
                <text:p>69.5238095238095</text:p>
              </table:table-cell>
              <table:table-cell office:value-type="float" office:value="100">
                <text:p>100</text:p>
              </table:table-cell>
              <table:table-cell office:value-type="float" office:value="63.2931854693958">
                <text:p>63.2931854693958</text:p>
              </table:table-cell>
            </table:table-row>
            <table:table-row>
              <table:table-cell office:value-type="string">
                <text:p>21-JUN</text:p>
              </table:table-cell>
              <table:table-cell office:value-type="float" office:value="55.2380952380952">
                <text:p>55.2380952380952</text:p>
              </table:table-cell>
              <table:table-cell office:value-type="float" office:value="100">
                <text:p>100</text:p>
              </table:table-cell>
              <table:table-cell office:value-type="float" office:value="68.9585800618773">
                <text:p>68.9585800618773</text:p>
              </table:table-cell>
            </table:table-row>
            <table:table-row>
              <table:table-cell office:value-type="string">
                <text:p>22-JUN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97.1156856223339">
                <text:p>97.1156856223339</text:p>
              </table:table-cell>
              <table:table-cell office:value-type="float" office:value="56.4827895394472">
                <text:p>56.4827895394472</text:p>
              </table:table-cell>
            </table:table-row>
            <table:table-row>
              <table:table-cell office:value-type="string">
                <text:p>23-JUN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92.2041097095013">
                <text:p>92.2041097095013</text:p>
              </table:table-cell>
              <table:table-cell office:value-type="float" office:value="44.5262250872207">
                <text:p>44.5262250872207</text:p>
              </table:table-cell>
            </table:table-row>
            <table:table-row>
              <table:table-cell office:value-type="string">
                <text:p>24-JUN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6.8626034525543">
                <text:p>86.8626034525543</text:p>
              </table:table-cell>
              <table:table-cell office:value-type="float" office:value="27.4208663516028">
                <text:p>27.4208663516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